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000000000F2000000757C29D219E1EC864D.png" manifest:media-type="image/png"/>
  <manifest:file-entry manifest:full-path="Pictures/1000000000000393000001FDA663E6886BF2053E.png" manifest:media-type="image/png"/>
  <manifest:file-entry manifest:full-path="Pictures/1000000000000640000004B00535F804FD43B05F.png" manifest:media-type="image/png"/>
  <manifest:file-entry manifest:full-path="Pictures/100002010000041B0000027D9EFAC660D9BA86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0% 100%" style:font-name="Courier1" fo:font-size="16pt" style:font-size-asian="16pt" style:font-size-complex="16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3" style:family="text">
      <style:text-properties style:text-line-through-style="none" style:text-line-through-type="none" fo:font-size="36pt" style:font-size-asian="36pt" style:font-size-complex="36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style:font-name="Courier1" fo:font-size="15pt" style:font-size-asian="15pt" style:font-size-complex="15pt"/>
    </style:style>
    <style:style style:name="T26" style:family="text">
      <style:text-properties style:text-line-through-style="none" style:text-line-through-type="none" fo:font-size="20pt" style:font-size-asian="20pt" style:font-size-complex="20pt"/>
    </style:style>
    <style:style style:name="T27" style:family="text">
      <style:text-properties style:text-line-through-style="solid" style:text-line-through-type="single" fo:font-size="20pt" style:font-size-asian="20pt" style:font-size-complex="20pt"/>
    </style:style>
    <style:style style:name="T28" style:family="text">
      <style:text-properties style:text-line-through-style="none" style:text-line-through-type="none" fo:font-size="15pt" style:font-size-asian="15pt" style:font-size-complex="15pt"/>
    </style:style>
    <style:style style:name="T2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61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Quarta: 6105-4-F</text:span></text:p>
            <text:p><text:span text:style-name="T7">(aula)</text:span></text:p>
            <text:p><text:span text:style-name="T7"/></text:p>
            <text:p><text:span text:style-name="T6">ou</text:span></text:p>
            <text:p><text:span text:style-name="T6"/></text:p>
            <text:p><text:span text:style-name="T6">Quinta: 6019-A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9EFAC660D9BA8667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7C29D219E1EC864D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4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Simulado 1:</text:span></text:p>
              </text:list-item>
              <text:list-item>
                <text:p><text:span text:style-name="T14">Prova 1:</text:span></text:p>
                <text:p><text:span text:style-name="T15"/></text:p>
              </text:list-item>
              <text:list-item>
                <text:p><text:span text:style-name="T14">Simulado 2:</text:span></text:p>
              </text:list-item>
              <text:list-item>
                <text:p><text:span text:style-name="T14">Prova 2:</text:span></text:p>
                <text:p><text:span text:style-name="T15"/></text:p>
              </text:list-item>
              <text:list-item>
                <text:p><text:span text:style-name="T14">Final:</text:span></text:p>
              </text:list-item>
              <text:list-item>
                <text:p><text:span text:style-name="T14">2a Chamada:</text:span></text:p>
                <text:list>
                  <text:list-item>
                    <text:p><text:span text:style-name="T15">n</text:span><text:span text:style-name="T16">ecessita comprov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5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7">Anexar o arquivo “.py” e os print screens</text:span></text:p>
                  </text:list-item>
                  <text:list-item>
                    <text:p xml:id="id13" text:id="id13"><text:span text:style-name="T17">Enumerar os exercícios que foram e não foram feitos</text:span></text:p>
                  </text:list-item>
                  <text:list-item>
                    <text:p xml:id="id14" text:id="id14"><text:span text:style-name="T18">Para: </text:span><text:span text:style-name="T19">francisco@ime.uerj.br</text:span></text:p>
                  </text:list-item>
                  <text:list-item>
                    <text:p xml:id="id15" text:id="id15"><text:span text:style-name="T18">Assunto: </text:span><text:span text:style-name="T19">IPD, lab-XX, nome</text:span></text:p>
                  </text:list-item>
                  <text:list-item>
                    <text:p xml:id="id16" text:id="id16"><text:span text:style-name="T18">Exemplo:</text:span></text:p>
                    <text:p xml:id="id17" text:id="id17"><text:span text:style-name="T20">Para: francisco@ime.uerj.br</text:span></text:p>
                    <text:p xml:id="id18" text:id="id18"><text:span text:style-name="T20">Assunto: IPD, lab-01, João da Silva</text:span></text:p>
                    <text:p xml:id="id19" text:id="id19"><text:span text:style-name="T20">Sim: 1 ao 3</text:span></text:p>
                    <text:p xml:id="id20" text:id="id20"><text:span text:style-name="T20">Não: 4</text:span></text:p>
                    <text:p><text:span text:style-name="T20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  <text:p><text:span text:style-name="T21"/></text:p>
              </text:list-item>
              <text:list-item>
                <text:p><text:span text:style-name="T21">M1 = P1 + P2 + Labs</text:span></text:p>
                <text:p><text:span text:style-name="T21"/></text:p>
              </text:list-item>
              <text:list-item>
                <text:p><text:span text:style-name="T21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draw:style-name="gr7" draw:text-style-name="P12" draw:layer="layout" svg:width="27.807cm" svg:height="3.744cm" svg:x="0.053cm" svg:y="16.201cm">
          <draw:text-box>
            <text:p text:style-name="P4"><text:span text:style-name="T22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8" draw:text-style-name="P9" draw:layer="layout" svg:width="24.208cm" svg:height="13.466cm" svg:x="2.048cm" svg:y="1.718cm">
          <draw:image xlink:href="Pictures/1000000000000393000001FDA663E6886BF2053E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3">As questões das provas são tiradas das listas</text:span></text:p>
                <text:p><text:span text:style-name="T23"/></text:p>
              </text:list-item>
              <text:list-item>
                <text:p><text:span text:style-name="T23">Lista 1</text:span></text:p>
              </text:list-item>
              <text:list-item>
                <text:p><text:span text:style-name="T24">Lista 2</text:span></text:p>
                <text:p text:style-name="P13"><text:span text:style-name="T25">https://github.com/fsantanna-uerj/IPD/blob/master/oficial/lista-02-algos.pdf</text:span></text:p>
              </text:list-item>
              <text:list-item>
                <text:p><text:span text:style-name="T24">Lista 3</text:span></text:p>
                <text:p text:style-name="P14"><text:span text:style-name="T25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6">12/04, </text:span><text:span text:style-name="T27">13/04</text:span></text:p>
                <text:list>
                  <text:list-item>
                    <text:p><text:span text:style-name="T28">Introdução, Exemplos</text:span></text:p>
                  </text:list-item>
                </text:list>
              </text:list-item>
              <text:list-item>
                <text:p><text:span text:style-name="T26">19/04</text:span></text:p>
                <text:list>
                  <text:list-item>
                    <text:p><text:span text:style-name="T28">Exemplos, Computador, I/O, Debugging, Exercício junto</text:span></text:p>
                  </text:list-item>
                </text:list>
              </text:list-item>
              <text:list-item>
                <text:p><text:span text:style-name="T26">24/04</text:span></text:p>
                <text:list>
                  <text:list-item>
                    <text:p><text:span text:style-name="T28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9</meta:editing-cycles>
    <meta:editing-duration>P55DT14H46M24S</meta:editing-duration>
    <meta:initial-creator>chico </meta:initial-creator>
    <dc:date>2017-04-20T14:46:58.718461284</dc:date>
    <meta:document-statistic meta:object-count="25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